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4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ackground-color="#00cc00" fo:border="none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9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 table:number-rows-repeated="5">
          <table:table-cell table:style-name="Default" table:number-columns-repeated="22"/>
          <table:table-cell table:number-columns-repeated="100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13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8T13:35:33</dc:date>
    <meta:editing-cycles>269</meta:editing-cycles>
    <meta:editing-duration>PT6H27M50S</meta:editing-duration>
    <meta:document-statistic meta:table-count="1" meta:cell-count="2760" meta:object-count="0"/>
  </office:meta>
</office:document-meta>
</file>